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Gothic1" svg:font-family="'VL Gothic'" style:font-family-generic="swiss"/>
    <style:font-face style:name="VL Gothic2" svg:font-family="'VL Gothic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VL Gothic" svg:font-family="'VL Gothic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3.15cm"/>
    </style:style>
    <style:style style:name="gr7" style:family="graphic" style:parent-style-name="standard">
      <style:graphic-properties draw:stroke="none" svg:stroke-color="#000000" draw:fill="none" draw:fill-color="#ffffff" fo:min-height="2.95cm"/>
    </style:style>
    <style:style style:name="P1" style:family="paragraph">
      <style:paragraph-properties fo:text-align="center"/>
    </style:style>
    <style:style style:name="P2" style:family="paragraph">
      <style:text-properties style:font-name="VL Gothic" fo:font-size="54pt" fo:font-style="italic" style:font-size-asian="54pt" style:font-style-asian="italic" style:font-size-complex="54pt" style:font-style-complex="italic"/>
    </style:style>
    <style:style style:name="T1" style:family="text">
      <style:text-properties style:font-name="VL Gothic" fo:font-size="54pt" fo:font-style="italic" style:font-size-asian="54pt" style:font-style-asian="italic" style:font-size-complex="54pt" style:font-style-complex="italic"/>
    </style:style>
    <style:style style:name="T2" style:family="text">
      <style:text-properties style:font-name="VL Gothic2" fo:font-size="54pt" fo:font-style="italic" style:font-name-asian="VL Gothic2" style:font-size-asian="54pt" style:font-style-asian="italic" style:font-name-complex="VL Gothic2" style:font-size-complex="54pt" style:font-style-complex="italic"/>
    </style:style>
    <style:style style:name="T3" style:family="text">
      <style:text-properties style:font-name="VL Gothic" fo:font-size="54pt" fo:font-style="italic" style:font-name-asian="VL Gothic2" style:font-size-asian="54pt" style:font-style-asian="italic" style:font-name-complex="VL Gothic2" style:font-size-complex="54pt" style:font-style-complex="italic"/>
    </style:style>
    <style:style style:name="T4" style:family="text">
      <style:text-properties style:text-position="sub 58%" style:font-name="VL Gothic" fo:font-size="54pt" fo:font-style="italic" style:font-name-asian="VL Gothic2" style:font-size-asian="54pt" style:font-style-asian="italic" style:font-name-complex="VL Gothic2" style:font-size-complex="54pt" style:font-style-complex="italic"/>
    </style:style>
    <style:style style:name="T5" style:family="text">
      <style:text-properties style:text-position="0% 100%" style:font-name="VL Gothic" fo:font-size="54pt" fo:font-style="italic" style:font-name-asian="VL Gothic2" style:font-size-asian="54pt" style:font-style-asian="italic" style:font-name-complex="VL Gothic2" style:font-size-complex="5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6.2cm" svg:x2="20cm" svg:y2="6.2cm">
          <text:p/>
        </draw:line>
        <draw:custom-shape draw:style-name="gr3" draw:text-style-name="P1" draw:layer="layout" svg:width="15.1cm" svg:height="18.6cm" svg:x="4.9cm" svg:y="10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9cm" svg:y1="19.6cm" svg:x2="20cm" svg:y2="19.6cm">
          <text:p/>
        </draw:line>
        <draw:frame draw:style-name="gr4" draw:text-style-name="P2" draw:layer="layout" svg:width="19cm" svg:height="2.8cm" svg:x="1cm" svg:y="3.3cm">
          <draw:text-box>
            <text:p><text:span text:style-name="T1">l := false</text:span><text:span text:style-name="T1"><text:tab/></text:span><text:span text:style-name="T1"> <text:s/>j := 1</text:span></text:p>
          </draw:text-box>
        </draw:frame>
        <draw:frame draw:style-name="gr5" draw:text-style-name="P2" draw:layer="layout" svg:width="13.7cm" svg:height="2.668cm" svg:x="5.1cm" svg:y="6.832cm">
          <draw:text-box>
            <text:p><text:span text:style-name="T1">¬l ^ j &lt; n-1</text:span></text:p>
          </draw:text-box>
        </draw:frame>
        <draw:frame draw:style-name="gr6" draw:text-style-name="P2" draw:layer="layout" svg:width="10.7cm" svg:height="3.4cm" svg:x="7.3cm" svg:y="13.2cm">
          <draw:text-box>
            <text:p><text:span text:style-name="T1">l:= </text:span><text:span text:style-name="T2">β</text:span><text:span text:style-name="T3">(a</text:span><text:span text:style-name="T4">ij</text:span><text:span text:style-name="T5">)</text:span></text:p>
          </draw:text-box>
        </draw:frame>
        <draw:frame draw:style-name="gr7" draw:text-style-name="P2" draw:layer="layout" svg:width="9.1cm" svg:height="3.2cm" svg:x="7.5cm" svg:y="23.3cm">
          <draw:text-box>
            <text:p><text:span text:style-name="T1">j:= j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L Gothic1" svg:font-family="'VL Gothic'" style:font-family-generic="swiss"/>
    <style:font-face style:name="VL Gothic2" svg:font-family="'VL Gothic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VL Gothic" svg:font-family="'VL Gothic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20:12:21.709449833</meta:creation-date>
    <dc:date>2013-11-01T20:35:27.044274860</dc:date>
    <meta:editing-duration>PT5M1S</meta:editing-duration>
    <meta:editing-cycles>2</meta:editing-cycles>
    <meta:generator>LibreOffice/4.1.2.3$Linux_X86_64 LibreOffice_project/410$Build-3</meta:generator>
    <meta:document-statistic meta:object-count="8"/>
  </office:meta>
</office:document-meta>
</file>